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4cm"/>
    </style:style>
    <style:style style:name="co2" style:family="table-column">
      <style:table-column-properties fo:break-before="auto" style:column-width="9.0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90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7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consommation en <text:s/>litre d'eau par jour</text:p>
          </table:table-cell>
          <table:table-cell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320000000" calcext:value-type="float">
            <text:p>320000000</text:p>
          </table:table-cell>
          <table:table-cell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75000000" calcext:value-type="float">
            <text:p>75000000</text:p>
          </table:table-cell>
          <table:table-cell/>
        </table:table-row>
        <table:table-row table:style-name="ro1">
          <table:table-cell table:style-name="ce3" office:value-type="string" calcext:value-type="string">
            <text:p>Peronnas</text:p>
          </table:table-cell>
          <table:table-cell table:style-name="ce3" office:value-type="float" office:value="910000" calcext:value-type="float">
            <text:p>910000</text:p>
          </table:table-cell>
          <table:table-cell/>
        </table:table-row>
        <table:table-row table:style-name="ro2">
          <table:table-cell office:value-type="string" calcext:value-type="string">
            <text:p>Ouagadougou</text:p>
            <text:p>(capitale du burkina faso)</text:p>
          </table:table-cell>
          <table:table-cell office:value-type="float" office:value="490699" calcext:value-type="float">
            <text:p>490699</text:p>
          </table:table-cell>
          <table:table-cell/>
        </table:table-row>
        <table:table-row table:style-name="ro3">
          <table:table-cell table:style-name="ce3" office:value-type="string" calcext:value-type="string">
            <text:p>Solenzo</text:p>
          </table:table-cell>
          <table:table-cell table:style-name="ce3" office:value-type="float" office:value="3000" calcext:value-type="float">
            <text:p>3000</text:p>
          </table:table-cell>
          <table:table-cell/>
        </table:table-row>
        <table:table-row table:style-name="ro4">
          <table:table-cell table:style-name="Default" table:number-columns-repeated="2"/>
          <table:table-cell/>
        </table:table-row>
        <table:table-row table:style-name="ro5">
          <table:table-cell table:style-name="Default" table:number-columns-repeated="2"/>
          <table:table-cell office:value-type="string" calcext:value-type="string">
            <text:p>lyon </text:p>
            <text:p>518 635 habitants</text:p>
            <text:p>76757980 Litres</text:p>
            <text:p/>
            <text:p>paris </text:p>
            <text:p>2,175,601 habitants</text:p>
            <text:p>321988948 Litres</text:p>
            <text:p/>
            <text:p>Ouagadougou (capitale du burkina faso)</text:p>
            <text:p>2 453 496 habitants</text:p>
            <text:p>490699 Litres</text:p>
            <text:p/>
            <text:p>france</text:p>
            <text:p>148 litre par habitants par jour</text:p>
            <text:p/>
            <text:p/>
            <text:p>burkina faso</text:p>
            <text:p>3000 litre / 15000 habitants = 0.2 L par personne</text:p>
          </table:table-cell>
        </table:table-row>
      </table:table>
      <table:named-expressions/>
      <table:database-ranges>
        <table:database-range table:name="__Anonymous_Sheet_DB__0" table:target-range-address="Feuille1.A1:Feuille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ohit Devanagari" svg:font-family="'Lohit Devanagari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 Cercy</meta:initial-creator>
    <meta:creation-date>2021-03-07T20:50:32.158834213</meta:creation-date>
    <dc:date>2021-03-07T21:04:15.200113487</dc:date>
    <dc:creator>J Cercy</dc:creator>
    <meta:editing-duration>PT3M42S</meta:editing-duration>
    <meta:editing-cycles>2</meta:editing-cycles>
    <meta:generator>LibreOffice/7.0.4.2$Linux_X86_64 LibreOffice_project/00$Build-2</meta:generator>
    <meta:document-statistic meta:table-count="1" meta:cell-count="13" meta:object-count="0"/>
  </office:meta>
</office:document-meta>
</file>